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3.2134in"/>
    </style:style>
    <style:style style:name="co3" style:family="table-column">
      <style:table-column-properties fo:break-before="auto" style:column-width="1.6846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2.4138in"/>
    </style:style>
    <style:style style:name="co6" style:family="table-column">
      <style:table-column-properties fo:break-before="auto" style:column-width="1.663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aa95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ffaa95"/>
    </style:style>
    <style:style style:name="ce7" style:family="table-cell" style:parent-style-name="Default" style:data-style-name="N100">
      <style:table-cell-properties fo:background-color="#ffe994"/>
    </style:style>
    <style:style style:name="ce19" style:family="table-cell" style:parent-style-name="Default" style:data-style-name="N100">
      <style:table-cell-properties fo:background-color="#afd095"/>
    </style:style>
    <style:style style:name="ce20" style:family="table-cell" style:parent-style-name="Default">
      <style:table-cell-properties fo:background-color="#afd095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">
      <style:table-cell-properties fo:background-color="#ffaa95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5"/>
        <table:table-column table:style-name="co6" table:default-cell-style-name="ce2"/>
        <table:table-column table:style-name="co7" table:number-columns-repeated="3" table:default-cell-style-name="ce5"/>
        <table:table-column table:style-name="co7" table:number-columns-repeated="1637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 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LCSC #</text:p>
          </table:table-cell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1,D6,D3</text:p>
          </table:table-cell>
          <table:table-cell table:style-name="Default" office:value-type="string" calcext:value-type="string">
            <text:p>SOT-23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string" calcext:value-type="string">
            <text:p>MMBZ27VCLT1G</text:p>
          </table:table-cell>
          <table:table-cell office:value-type="float" office:value="9042158" calcext:value-type="float">
            <text:p>9042158</text:p>
          </table:table-cell>
          <table:table-cell table:style-name="Default" table:number-columns-repeated="3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3,C24,C10,C14,C3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pF</text:p>
          </table:table-cell>
          <table:table-cell office:value-type="float" office:value="9042085" calcext:value-type="float">
            <text:p>9042085</text:p>
          </table:table-cell>
          <table:table-cell table:number-columns-repeated="1637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J9,J8,J6,J7,J11,J10</text:p>
          </table:table-cell>
          <table:table-cell table:style-name="ce6" office:value-type="string" calcext:value-type="string">
            <text:p>PinHeader_1x01</text:p>
          </table:table-cell>
          <table:table-cell table:style-name="ce9" office:value-type="string" calcext:value-type="string">
            <text:p>6</text:p>
          </table:table-cell>
          <table:table-cell table:style-name="ce6" office:value-type="string" calcext:value-type="string">
            <text:p>Conn_01x01_Pin</text:p>
          </table:table-cell>
          <table:table-cell table:style-name="ce3" office:value-type="float" office:value="9042080" calcext:value-type="float">
            <text:p>9042080</text:p>
          </table:table-cell>
          <table:table-cell table:style-name="ce6" office:value-type="string" calcext:value-type="string">
            <text:p>DNI</text:p>
          </table:table-cell>
          <table:table-cell table:style-name="ce6" table:number-columns-repeated="2"/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8,C13,C11,C2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2uF <text:s/>25V</text:p>
          </table:table-cell>
          <table:table-cell office:value-type="string" calcext:value-type="string">
            <text:p>9042014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0,R28,R29,R31,R1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99K 0.1%</text:p>
          </table:table-cell>
          <table:table-cell office:value-type="float" office:value="9042081" calcext:value-type="float">
            <text:p>9042081</text:p>
          </table:table-cell>
          <table:table-cell table:number-columns-repeated="1637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J1,J2</text:p>
          </table:table-cell>
          <table:table-cell table:style-name="ce7" office:value-type="string" calcext:value-type="string">
            <text:p>TERMINAL</text:p>
          </table:table-cell>
          <table:table-cell table:style-name="ce10" office:value-type="string" calcext:value-type="string">
            <text:p>2</text:p>
          </table:table-cell>
          <table:table-cell table:style-name="ce7" office:value-type="string" calcext:value-type="string">
            <text:p>TERM</text:p>
          </table:table-cell>
          <table:table-cell table:style-name="ce4"/>
          <table:table-cell table:style-name="ce7" office:value-type="string" calcext:value-type="string">
            <text:p>DNI</text:p>
          </table:table-cell>
          <table:table-cell table:style-name="ce7" table:number-columns-repeated="2"/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6,R37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R0 500V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2,Q3</text:p>
          </table:table-cell>
          <table:table-cell office:value-type="string" calcext:value-type="string">
            <text:p>TO-263-3_TabPin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PB60R040CFD7ATMA1</text:p>
          </table:table-cell>
          <table:table-cell office:value-type="string" calcext:value-type="string">
            <text:p>9042072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6,R19,R2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.7M 0.1% </text:p>
          </table:table-cell>
          <table:table-cell office:value-type="string" calcext:value-type="string">
            <text:p>2042061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16W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S37002LMABTR-050B5</text:p>
          </table:table-cell>
          <table:table-cell office:value-type="string" calcext:value-type="string">
            <text:p>9042071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30,C31,C32</text:p>
          </table:table-cell>
          <table:table-cell office:value-type="string" calcext:value-type="string">
            <text:p>18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.1uF 1KV</text:p>
          </table:table-cell>
          <table:table-cell office:value-type="float" office:value="9042146" calcext:value-type="float">
            <text:p>9042146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21,R18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.7M</text:p>
          </table:table-cell>
          <table:table-cell office:value-type="string" calcext:value-type="string">
            <text:p>2042061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ZVN0545G</text:p>
          </table:table-cell>
          <table:table-cell office:value-type="string" calcext:value-type="string">
            <text:p>9042074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9042083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ZVP0545G</text:p>
          </table:table-cell>
          <table:table-cell office:value-type="float" office:value="9042159" calcext:value-type="float">
            <text:p>9042159</text:p>
          </table:table-cell>
          <table:table-cell table:number-columns-repeated="1637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K1</text:p>
          </table:table-cell>
          <table:table-cell table:style-name="ce7" office:value-type="string" calcext:value-type="string">
            <text:p>modbatt relay tab</text:p>
          </table:table-cell>
          <table:table-cell table:style-name="ce10" office:value-type="string" calcext:value-type="string">
            <text:p>1</text:p>
          </table:table-cell>
          <table:table-cell table:style-name="ce7" office:value-type="string" calcext:value-type="string">
            <text:p>DVR05</text:p>
          </table:table-cell>
          <table:table-cell table:style-name="ce4"/>
          <table:table-cell table:style-name="ce7" office:value-type="string" calcext:value-type="string">
            <text:p>DNI</text:p>
          </table:table-cell>
          <table:table-cell table:style-name="ce7" table:number-columns-repeated="2"/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K</text:p>
          </table:table-cell>
          <table:table-cell office:value-type="float" office:value="9042161" calcext:value-type="float">
            <text:p>9042161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,Q6</text:p>
          </table:table-cell>
          <table:table-cell office:value-type="string" calcext:value-type="string">
            <text:p>SOT-3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N7002</text:p>
          </table:table-cell>
          <table:table-cell office:value-type="float" office:value="9042001" calcext:value-type="float">
            <text:p>9042001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K </text:p>
          </table:table-cell>
          <table:table-cell office:value-type="float" office:value="9042111" calcext:value-type="float">
            <text:p>9042111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,R33,R24,R25,R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7K</text:p>
          </table:table-cell>
          <table:table-cell office:value-type="float" office:value="9042110" calcext:value-type="float">
            <text:p>9042110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5,R22,R23,R3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K</text:p>
          </table:table-cell>
          <table:table-cell office:value-type="float" office:value="9042003" calcext:value-type="float">
            <text:p>9042003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356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K 3560 6W</text:p>
          </table:table-cell>
          <table:table-cell office:value-type="float" office:value="9042127" calcext:value-type="float">
            <text:p>9042127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9042086</text:p>
          </table:table-cell>
          <table:table-cell table:number-columns-repeated="16378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9" office:value-type="string" calcext:value-type="string">
            <text:p>C6,C5,C4,C29,C25,C12,C15,C7,C3,C26,C33</text:p>
          </table:table-cell>
          <table:table-cell table:style-name="ce19" office:value-type="string" calcext:value-type="string">
            <text:p>0402</text:p>
          </table:table-cell>
          <table:table-cell table:style-name="ce24" office:value-type="string" calcext:value-type="string">
            <text:p>11</text:p>
          </table:table-cell>
          <table:table-cell table:style-name="ce19" office:value-type="string" calcext:value-type="string">
            <text:p>.1uF</text:p>
          </table:table-cell>
          <table:table-cell table:style-name="ce15" office:value-type="string" calcext:value-type="string">
            <text:p>9042087</text:p>
          </table:table-cell>
          <table:table-cell table:style-name="ce19" office:value-type="string" calcext:value-type="string">
            <text:p>C27 removed</text:p>
          </table:table-cell>
          <table:table-cell table:style-name="ce19" table:number-columns-repeated="2"/>
          <table:table-cell table:style-name="ce20"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8,C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pF</text:p>
          </table:table-cell>
          <table:table-cell office:value-type="string" calcext:value-type="string">
            <text:p>9042088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32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.768KHz SC-32</text:p>
          </table:table-cell>
          <table:table-cell office:value-type="string" calcext:value-type="string">
            <text:p>9042006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K 0.1%</text:p>
          </table:table-cell>
          <table:table-cell office:value-type="string" calcext:value-type="string">
            <text:p>9042090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22,C21,C17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.1uF 50V</text:p>
          </table:table-cell>
          <table:table-cell office:value-type="string" calcext:value-type="string">
            <text:p>9042102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K</text:p>
          </table:table-cell>
          <table:table-cell office:value-type="float" office:value="9042082" calcext:value-type="float">
            <text:p>9042082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6403896-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0389-4</text:p>
          </table:table-cell>
          <table:table-cell office:value-type="string" calcext:value-type="string">
            <text:p>9042075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8,R7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0M 0.1%</text:p>
          </table:table-cell>
          <table:table-cell office:value-type="string" calcext:value-type="string">
            <text:p>9042012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CP7940N-xMS</text:p>
          </table:table-cell>
          <table:table-cell office:value-type="string" calcext:value-type="string">
            <text:p>9042023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DIP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SO1050DUB</text:p>
          </table:table-cell>
          <table:table-cell office:value-type="string" calcext:value-type="string">
            <text:p>9042022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6,C19,C18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9042101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IP6_IB_LS-1WR3_MN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B1205LS-1WR3</text:p>
          </table:table-cell>
          <table:table-cell office:value-type="string" calcext:value-type="string">
            <text:p>9042056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PSI3050D</text:p>
          </table:table-cell>
          <table:table-cell office:value-type="float" office:value="9042157" calcext:value-type="float">
            <text:p>9042157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9042093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87K 1%</text:p>
          </table:table-cell>
          <table:table-cell office:value-type="float" office:value="9042160" calcext:value-type="float">
            <text:p>9042160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float" office:value="9042149" calcext:value-type="float">
            <text:p>9042149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TSSOP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C7WH74FU</text:p>
          </table:table-cell>
          <table:table-cell office:value-type="float" office:value="9042143" calcext:value-type="float">
            <text:p>9042143</text:p>
          </table:table-cell>
          <table:table-cell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OT-3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AT54CW</text:p>
          </table:table-cell>
          <table:table-cell office:value-type="float" office:value="9042156" calcext:value-type="float">
            <text:p>9042156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cro_SD_Card_Det_Hirose_DM3AT</text:p>
          </table:table-cell>
          <table:table-cell office:value-type="float" office:value="9042040" calcext:value-type="float">
            <text:p>9042040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0,R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9042095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LV333</text:p>
          </table:table-cell>
          <table:table-cell office:value-type="string" calcext:value-type="string">
            <text:p>9042089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K</text:p>
          </table:table-cell>
          <table:table-cell office:value-type="float" office:value="9042113" calcext:value-type="float">
            <text:p>9042113</text:p>
          </table:table-cell>
          <table:table-cell table:number-columns-repeated="1637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J3</text:p>
          </table:table-cell>
          <table:table-cell table:style-name="ce6" office:value-type="string" calcext:value-type="string">
            <text:p>PinHeader_2x03</text:p>
          </table:table-cell>
          <table:table-cell table:style-name="ce9" office:value-type="string" calcext:value-type="string">
            <text:p>1</text:p>
          </table:table-cell>
          <table:table-cell table:style-name="ce6" office:value-type="string" calcext:value-type="string">
            <text:p>Debug</text:p>
          </table:table-cell>
          <table:table-cell table:style-name="ce3" office:value-type="float" office:value="9042015" calcext:value-type="float">
            <text:p>9042015</text:p>
          </table:table-cell>
          <table:table-cell table:style-name="ce6" office:value-type="string" calcext:value-type="string">
            <text:p>DNI</text:p>
          </table:table-cell>
          <table:table-cell table:style-name="ce6" table:number-columns-repeated="2"/>
          <table:table-cell table:number-columns-repeated="1637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-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LP152</text:p>
          </table:table-cell>
          <table:table-cell office:value-type="float" office:value="9042076" calcext:value-type="float">
            <text:p>9042076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SOT-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P63203WU</text:p>
          </table:table-cell>
          <table:table-cell office:value-type="string" calcext:value-type="string">
            <text:p>9042097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SOT-56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MP392</text:p>
          </table:table-cell>
          <table:table-cell office:value-type="float" office:value="9042133" calcext:value-type="float">
            <text:p>9042133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Z1117-5.0</text:p>
          </table:table-cell>
          <table:table-cell office:value-type="string" calcext:value-type="string">
            <text:p>9042098</text:p>
          </table:table-cell>
          <table:table-cell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V 350mA </text:p>
          </table:table-cell>
          <table:table-cell office:value-type="float" office:value="9042020" calcext:value-type="float">
            <text:p>9042020</text:p>
          </table:table-cell>
          <table:table-cell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 OHM</text:p>
          </table:table-cell>
          <table:table-cell office:value-type="string" calcext:value-type="string">
            <text:p>9042031</text:p>
          </table:table-cell>
          <table:table-cell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C5504-3.3YM5</text:p>
          </table:table-cell>
          <table:table-cell office:value-type="string" calcext:value-type="string">
            <text:p>9042100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QFP-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Tmega64M1-AU</text:p>
          </table:table-cell>
          <table:table-cell office:value-type="string" calcext:value-type="string">
            <text:p>9042027</text:p>
          </table:table-cell>
          <table:table-cell table:number-columns-repeated="16378"/>
        </table:table-row>
        <table:table-row table:style-name="ro1">
          <table:table-cell table:style-name="ce15" office:value-type="float" office:value="55" calcext:value-type="float">
            <text:p>55</text:p>
          </table:table-cell>
          <table:table-cell table:style-name="ce20" office:value-type="string" calcext:value-type="string">
            <text:p>C27</text:p>
          </table:table-cell>
          <table:table-cell table:style-name="ce19" office:value-type="string" calcext:value-type="string">
            <text:p>0402</text:p>
          </table:table-cell>
          <table:table-cell table:style-name="ce24" office:value-type="string" calcext:value-type="string">
            <text:p>DNI</text:p>
          </table:table-cell>
          <table:table-cell table:style-name="ce19" office:value-type="string" calcext:value-type="string">
            <text:p>.1uF</text:p>
          </table:table-cell>
          <table:table-cell table:style-name="ce15" office:value-type="string" calcext:value-type="string">
            <text:p>9042087</text:p>
          </table:table-cell>
          <table:table-cell table:style-name="ce20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text> $</number:text>
      <number:number number:decimal-places="2" number:min-decimal-places="2" number:min-integer-digits="1" number:grouping="true"/>
      <number:text> </number:text>
    </number:number-style>
    <number:number-style style:name="N130">
      <number:text> $(</number:text>
      <number:number number:decimal-places="2" number:min-decimal-places="2" number:min-integer-digits="1" number:grouping="true"/>
      <number:text>)</number:text>
    </number:number-style>
    <number:number-style style:name="N131">
      <number:text> $-</number:text>
      <number:number number:decimal-places="0" number:min-decimal-places="0" number:min-integer-digits="0"/>
      <number:text> </number:text>
    </number:number-style>
    <number:number-style style:name="N1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">
      <number:currency-symbol>$</number:currency-symbol>
      <number:number number:decimal-places="2" number:min-decimal-places="2" number:min-integer-digits="1" number:grouping="true"/>
    </number:currency-style>
    <number:number-style style:name="N134">
      <number:number number:decimal-places="3" number:min-decimal-places="3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 number:grouping="true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41">
      <number:number number:decimal-places="2" number:min-decimal-places="2" number:min-integer-digits="1" number:grouping="true"/>
      <number:text> </number:text>
      <number:currency-symbol number:language="en" number:country="US">$</number:currency-symbol>
    </number:currency-style>
    <number:number-style style:name="N142">
      <number:number number:decimal-places="1" number:min-decimal-places="1" number:min-integer-digits="1"/>
    </number:number-style>
    <number:date-style style:name="N143">
      <number:month/>
      <number:text>/</number:text>
      <number:day/>
      <number:text>/</number:text>
      <number:year number:style="long"/>
    </number:date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currency-style style:name="N10131" number:language="en" number:country="US">
      <number:number number:decimal-places="2" number:min-decimal-places="2" number:min-integer-digits="1" number:grouping="true"/>
      <number:text> </number:text>
      <number:currency-symbol number:language="en" number:country="US">$</number:currency-symbol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month number:textual="true"/>
      <number:text>-</number:text>
      <number:year/>
    </number:date-style>
    <number:time-style style:name="N10141" number:language="en" number:country="US">
      <number:hours/>
      <number:text>:</number:text>
      <number:minute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7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5:10:45.3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09:00:10.361000000</meta:creation-date>
    <dc:date>2024-07-25T15:15:18.633000000</dc:date>
    <meta:editing-duration>PT2H25M36S</meta:editing-duration>
    <meta:editing-cycles>6</meta:editing-cycles>
    <meta:generator>LibreOffice/24.2.1.2$Windows_X86_64 LibreOffice_project/db4def46b0453cc22e2d0305797cf981b68ef5ac</meta:generator>
    <meta:document-statistic meta:table-count="1" meta:cell-count="340" meta:object-count="0"/>
  </office:meta>
</office:document-meta>
</file>